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cf18" officeooo:paragraph-rsid="00108a34"/>
    </style:style>
    <style:style style:name="P2" style:family="paragraph" style:parent-style-name="Standard">
      <style:text-properties style:font-name="Arial" officeooo:rsid="0011258f" officeooo:paragraph-rsid="00108a34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258f" officeooo:paragraph-rsid="00108a34" style:font-weight-asian="bold" style:font-weight-complex="bold"/>
    </style:style>
    <style:style style:name="P4" style:family="paragraph" style:parent-style-name="Standard">
      <style:text-properties style:font-name="Arial" fo:font-weight="bold" officeooo:rsid="0011c632" officeooo:paragraph-rsid="0011c632" style:font-weight-asian="bold" style:font-weight-complex="bold"/>
    </style:style>
    <style:style style:name="P5" style:family="paragraph" style:parent-style-name="Standard">
      <style:text-properties style:font-name="Arial" fo:font-weight="bold" officeooo:rsid="0016f10e" officeooo:paragraph-rsid="0016f10e" style:font-weight-asian="bold" style:font-weight-complex="bold"/>
    </style:style>
    <style:style style:name="P6" style:family="paragraph" style:parent-style-name="Standard">
      <style:text-properties style:font-name="Arial" fo:font-weight="bold" officeooo:rsid="00196fd5" officeooo:paragraph-rsid="00196fd5" style:font-weight-asian="bold" style:font-weight-complex="bold"/>
    </style:style>
    <style:style style:name="P7" style:family="paragraph" style:parent-style-name="Standard">
      <style:text-properties style:font-name="Arial" fo:font-weight="bold" officeooo:rsid="00153caf" officeooo:paragraph-rsid="00153caf" style:font-weight-asian="bold" style:font-weight-complex="bold"/>
    </style:style>
    <style:style style:name="P8" style:family="paragraph" style:parent-style-name="Standard">
      <style:text-properties style:font-name="Arial" fo:font-weight="bold" officeooo:rsid="0011c632" officeooo:paragraph-rsid="0011c632" fo:background-color="#ffff00" style:font-weight-asian="bold" style:font-weight-complex="bold"/>
    </style:style>
    <style:style style:name="P9" style:family="paragraph" style:parent-style-name="Standard">
      <style:text-properties style:font-name="Arial" fo:font-size="14pt" fo:font-weight="bold" officeooo:rsid="0011258f" officeooo:paragraph-rsid="00108a34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rsid="0029f272" officeooo:paragraph-rsid="00108a3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officeooo:rsid="001086ab" officeooo:paragraph-rsid="00108a34"/>
    </style:style>
    <style:style style:name="P12" style:family="paragraph" style:parent-style-name="Standard">
      <style:text-properties style:font-name="Arial" officeooo:rsid="0011d13c" officeooo:paragraph-rsid="00108a34"/>
    </style:style>
    <style:style style:name="P13" style:family="paragraph" style:parent-style-name="Standard">
      <style:text-properties style:font-name="Arial" officeooo:rsid="00108a34" officeooo:paragraph-rsid="00108a34"/>
    </style:style>
    <style:style style:name="P14" style:family="paragraph" style:parent-style-name="Standard">
      <style:text-properties style:font-name="Arial" officeooo:rsid="0010b081" officeooo:paragraph-rsid="0010b081"/>
    </style:style>
    <style:style style:name="P15" style:family="paragraph" style:parent-style-name="Standard">
      <style:text-properties style:font-name="Arial" officeooo:rsid="0010c640" officeooo:paragraph-rsid="0010c640"/>
    </style:style>
    <style:style style:name="P16" style:family="paragraph" style:parent-style-name="Standard">
      <style:text-properties style:font-name="Arial" officeooo:rsid="0011c632" officeooo:paragraph-rsid="0011c632"/>
    </style:style>
    <style:style style:name="P17" style:family="paragraph" style:parent-style-name="Standard">
      <style:text-properties style:font-name="Arial" officeooo:rsid="00138972" officeooo:paragraph-rsid="00138972"/>
    </style:style>
    <style:style style:name="P18" style:family="paragraph" style:parent-style-name="Standard">
      <style:text-properties style:font-name="Arial" officeooo:rsid="00153caf" officeooo:paragraph-rsid="00153caf"/>
    </style:style>
    <style:style style:name="P19" style:family="paragraph" style:parent-style-name="Standard">
      <style:text-properties style:font-name="Arial" officeooo:rsid="0016c87d" officeooo:paragraph-rsid="0016c87d"/>
    </style:style>
    <style:style style:name="P20" style:family="paragraph" style:parent-style-name="Standard">
      <style:text-properties style:font-name="Arial" officeooo:rsid="0016c87d" officeooo:paragraph-rsid="0016f10e"/>
    </style:style>
    <style:style style:name="P21" style:family="paragraph" style:parent-style-name="Standard">
      <style:text-properties style:font-name="Arial" officeooo:rsid="0016f10e" officeooo:paragraph-rsid="0016f10e"/>
    </style:style>
    <style:style style:name="P22" style:family="paragraph" style:parent-style-name="Standard">
      <style:text-properties style:font-name="Arial" officeooo:rsid="0018489c" officeooo:paragraph-rsid="0018489c"/>
    </style:style>
    <style:style style:name="P23" style:family="paragraph" style:parent-style-name="Standard">
      <style:text-properties style:font-name="Arial" officeooo:rsid="00185139" officeooo:paragraph-rsid="00185139"/>
    </style:style>
    <style:style style:name="P24" style:family="paragraph" style:parent-style-name="Standard">
      <style:text-properties style:font-name="Arial" officeooo:rsid="00197524" officeooo:paragraph-rsid="00196fd5"/>
    </style:style>
    <style:style style:name="P25" style:family="paragraph" style:parent-style-name="Standard">
      <style:paragraph-properties fo:text-align="center" style:justify-single-word="false"/>
      <style:text-properties style:font-name="Arial" fo:font-size="20pt" officeooo:rsid="0011258f" officeooo:paragraph-rsid="00108a34" style:font-size-asian="20pt" style:font-size-complex="20pt"/>
    </style:style>
    <style:style style:name="P26" style:family="paragraph" style:parent-style-name="Standard">
      <style:text-properties style:font-name="Arial" officeooo:rsid="001ed96d" officeooo:paragraph-rsid="001ed96d"/>
    </style:style>
    <style:style style:name="P27" style:family="paragraph" style:parent-style-name="Standard">
      <style:text-properties style:font-name="Arial" officeooo:rsid="0020a07c" officeooo:paragraph-rsid="0020a07c"/>
    </style:style>
    <style:style style:name="P28" style:family="paragraph" style:parent-style-name="Standard">
      <style:text-properties style:font-name="Arial" officeooo:rsid="00138972" officeooo:paragraph-rsid="00138972" fo:background-color="#ffff00"/>
    </style:style>
    <style:style style:name="P29" style:family="paragraph" style:parent-style-name="Standard">
      <style:text-properties style:font-name="Arial" officeooo:rsid="00138972" officeooo:paragraph-rsid="00138972" fo:background-color="#afd095"/>
    </style:style>
    <style:style style:name="P30" style:family="paragraph" style:parent-style-name="Standard">
      <style:text-properties officeooo:paragraph-rsid="00196fd5"/>
    </style:style>
    <style:style style:name="P31" style:family="paragraph" style:parent-style-name="Standard">
      <style:text-properties officeooo:rsid="00197524" officeooo:paragraph-rsid="00197524"/>
    </style:style>
    <style:style style:name="P32" style:family="paragraph" style:parent-style-name="Standard">
      <style:paragraph-properties fo:break-before="page"/>
      <style:text-properties style:font-name="Arial" fo:font-weight="bold" officeooo:rsid="0010c640" officeooo:paragraph-rsid="0010c640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Arial" fo:font-weight="bold" officeooo:rsid="0016f10e" officeooo:paragraph-rsid="0016f10e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Arial" fo:font-weight="bold" officeooo:rsid="00196fd5" officeooo:paragraph-rsid="00196fd5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" fo:font-weight="bold" officeooo:rsid="00108a34" officeooo:paragraph-rsid="00108a34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Arial" fo:font-weight="bold" officeooo:rsid="0020a07c" officeooo:paragraph-rsid="0020a07c" style:font-weight-asian="bold" style:font-weight-complex="bold"/>
    </style:style>
    <style:style style:name="P37" style:family="paragraph" style:parent-style-name="Standard">
      <style:text-properties style:font-name="Arial" officeooo:rsid="0020a07c" officeooo:paragraph-rsid="0020a07c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end" style:writing-mode="lr-tb"/>
    </style:style>
    <style:style style:name="P40" style:family="paragraph">
      <loext:graphic-properties draw:fill="solid" draw:fill-color="#ffffff"/>
      <style:paragraph-properties fo:text-align="center" style:writing-mode="lr-tb"/>
    </style:style>
    <style:style style:name="P41" style:family="paragraph"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43" style:family="paragraph">
      <style:paragraph-properties fo:text-align="center"/>
    </style:style>
    <style:style style:name="T1" style:family="text">
      <style:text-properties officeooo:rsid="0011cf18"/>
    </style:style>
    <style:style style:name="T2" style:family="text">
      <style:text-properties officeooo:rsid="001070ff"/>
    </style:style>
    <style:style style:name="T3" style:family="text">
      <style:text-properties officeooo:rsid="00101714"/>
    </style:style>
    <style:style style:name="T4" style:family="text">
      <style:text-properties officeooo:rsid="001b4391"/>
    </style:style>
    <style:style style:name="T5" style:family="text">
      <style:text-properties officeooo:rsid="002be833"/>
    </style:style>
    <style:style style:name="T6" style:family="text">
      <style:text-properties officeooo:rsid="00108a34"/>
    </style:style>
    <style:style style:name="T7" style:family="text">
      <style:text-properties officeooo:rsid="0010b081"/>
    </style:style>
    <style:style style:name="T8" style:family="text">
      <style:text-properties style:text-position="super 58%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officeooo:rsid="0010c640"/>
    </style:style>
    <style:style style:name="T11" style:family="text">
      <style:text-properties officeooo:rsid="00138972"/>
    </style:style>
    <style:style style:name="T12" style:family="text">
      <style:text-properties officeooo:rsid="0016f10e"/>
    </style:style>
    <style:style style:name="T13" style:family="text">
      <style:text-properties officeooo:rsid="0018489c"/>
    </style:style>
    <style:style style:name="T14" style:family="text">
      <style:text-properties officeooo:rsid="00185139"/>
    </style:style>
    <style:style style:name="T15" style:family="text">
      <style:text-properties officeooo:rsid="00197524"/>
    </style:style>
    <style:style style:name="T16" style:family="text">
      <style:text-properties style:font-name="Arial"/>
    </style:style>
    <style:style style:name="T17" style:family="text">
      <style:text-properties style:font-name="Arial" officeooo:rsid="00196fd5"/>
    </style:style>
    <style:style style:name="T18" style:family="text">
      <style:text-properties style:font-name="Arial" officeooo:rsid="00197524"/>
    </style:style>
    <style:style style:name="T19" style:family="text">
      <style:text-properties style:font-name="Arial" officeooo:rsid="001b07e4"/>
    </style:style>
    <style:style style:name="T20" style:family="text">
      <style:text-properties officeooo:rsid="001b5edd"/>
    </style:style>
    <style:style style:name="T21" style:family="text">
      <style:text-properties officeooo:rsid="001d5a6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70ff" style:font-weight-asian="bold" style:font-weight-complex="bold"/>
    </style:style>
    <style:style style:name="T24" style:family="text">
      <style:text-properties officeooo:rsid="001ed96d"/>
    </style:style>
    <style:style style:name="T25" style:family="text">
      <style:text-properties officeooo:rsid="0020a07c"/>
    </style:style>
    <style:style style:name="T26" style:family="text">
      <style:text-properties officeooo:rsid="0022d134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font-size="11pt" style:font-size-asian="11pt" style:font-size-complex="11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561cm" fo:min-width="3.122cm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984cm" fo:min-width="3.149cm" style:run-through="foreground"/>
      <style:paragraph-properties style:writing-mode="lr-tb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22">2024 Spring CPSC 240-</text:span><text:span text:style-name="T23">3</text:span></text:p>
      <text:p text:style-name="P3"><text:span text:style-name="T21">Final</text:span> <text:span text:style-name="T1">Program Test</text:span> M<text:span text:style-name="T6">ay</text:span> <text:span text:style-name="T20">1</text:span><text:span text:style-name="T6">3</text:span> <text:s/><text:span text:style-name="T2">1</text:span><text:span text:style-name="T6">1</text:span>:00am-1:00<text:span text:style-name="T6">p</text:span><text:span text:style-name="T2">m</text:span></text:p>
      <text:p text:style-name="P2"/>
      <text:p text:style-name="P2"/>
      <text:p text:style-name="P2"/>
      <text:p text:style-name="P9">Preliminary information</text:p>
      <text:p text:style-name="P2"/>
      <text:p text:style-name="P2"/>
      <text:p text:style-name="P2">This test is valued at 100 points. <text:s/>This is an open test including personal documents, personal recordings, books, internet, and programs.</text:p>
      <text:p text:style-name="P2"/>
      <text:p text:style-name="P1">Make a program according to the specifications on the following pages.</text:p>
      <text:p text:style-name="P1"/>
      <text:p text:style-name="P11">Because of the limited time only the minimal level of comments are required. <text:s/>Place Identification in each file of source code as follows:</text:p>
      <text:p text:style-name="P11"><text:tab/>Author name</text:p>
      <text:p text:style-name="P11"><text:tab/>Author email</text:p>
      <text:p text:style-name="P11"><text:tab/>Course and section: <text:s/>CPSC240-<text:span text:style-name="T3">3</text:span></text:p>
      <text:p text:style-name="P11"><text:tab/>Today’s date: Ma<text:span text:style-name="T15">y 13</text:span>, 202<text:span text:style-name="T4">4</text:span></text:p>
      <text:p text:style-name="P2"/>
      <text:p text:style-name="P2"/>
      <text:p text:style-name="P10">Time limit</text:p>
      <text:p text:style-name="P2"/>
      <text:p text:style-name="P2">There is a time limit. <text:s/>The test is due at 1:00<text:span text:style-name="T6">pm</text:span>. <text:s/>There is a 5 minute grace period during which there is no penalty for lateness. <text:s/>After 1:05<text:span text:style-name="T5">p</text:span>m the test has no value and will not be graded.</text:p>
      <text:p text:style-name="P2"/>
      <text:p text:style-name="P2">If you are concerned about network reliability you may submit the partially completed test document multiple times. <text:s/>The newest submission will be graded.</text:p>
      <text:p text:style-name="P2"/>
      <text:p text:style-name="P12"/>
      <text:p text:style-name="P12"/>
      <text:p text:style-name="P10">The meaning of <text:span text:style-name="T1">Chris Sawyer</text:span></text:p>
      <text:p text:style-name="P12"/>
      <text:p text:style-name="P1">If you are blanking out on creative ways to make this program then consider the Chris Sawyer program describe<text:span text:style-name="T6">d</text:span> on later pag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Continue to the next page</text:p>
      <text:p text:style-name="P1"/>
      <text:p text:style-name="P35">Basic information</text:p>
      <text:p text:style-name="P13"/>
      <text:p text:style-name="P13"/>
      <text:p text:style-name="P13">In analytic geometry every point in the plane corresponds to a line segment from the origin and to the stated point.</text:p>
      <text:p text:style-name="P13"/>
      <text:p text:style-name="P13">For example, (2,6) is a point in the first quadrant. <text:s text:c="3"/>(-3,4) is a point in the second quadrant.</text:p>
      <text:p text:style-name="P13"/>
      <text:p text:style-name="P13">For any point we can draw a line segment from the origin to the point. <text:s/>That line segment is called a vector. <text:s/><text:span text:style-name="T7">It is common practice to draw a line over a vector, but not over a point.</text:span></text:p>
      <text:p text:style-name="P13"/>
      <text:p text:style-name="P14">Therefore <text:s/>P = (5,-1) is a point in the 3<text:span text:style-name="T8">rd</text:span> quadrant, but <text:span text:style-name="T9">(5,-1)</text:span> is a vector extending from the origin to the point (5,-1).</text:p>
      <text:p text:style-name="P14"/>
      <text:p text:style-name="P14">The two concepts are almost identical. <text:s/>This is probably old stuff from Math 150B, so let’s go on.</text:p>
      <text:p text:style-name="P14"/>
      <text:p text:style-name="P14"/>
      <text:p text:style-name="P14">The scientists have defined an operation on vectors called “dot product”. <text:s/>To compute the product of two vectors you do it this way: <text:s/></text:p>
      <text:p text:style-name="P14"><text:tab/>Let A be the vector (a,b)</text:p>
      <text:p text:style-name="P14"><text:tab/>Let C be the vector (c,d)</text:p>
      <text:p text:style-name="P14"><text:tab/>then the product of A &amp; C is <text:s/>A·<text:span text:style-name="T10">B = a*c + b*d</text:span></text:p>
      <text:p text:style-name="P14"/>
      <text:p text:style-name="P14"/>
      <text:p text:style-name="P15">Your job is to make an assembly program that will input 2 vectors (4 float numbers) and compute the dot product of the 2 vectors.</text:p>
      <text:p text:style-name="P15"/>
      <text:p text:style-name="P15"/>
      <text:p text:style-name="P15"/>
      <text:p text:style-name="P15">Example. <text:s text:c="2"/>The first vector is A = (3.0,4.0), and the second vector is C = (1.0,2.0), then the dot product is <text:s/>11.0.</text:p>
      <text:p text:style-name="P15"/>
      <text:p text:style-name="P15"/>
      <text:p text:style-name="P15"/>
      <text:p text:style-name="P32"><draw:g text:anchor-type="paragraph" draw:z-index="0" draw:name="Shape1" draw:style-name="gr1"><draw:custom-shape draw:name="Shape1" draw:style-name="gr2" draw:text-style-name="P40" svg:width="3.123cm" svg:height="1.562cm" svg:x="7.579cm" svg:y="0.439cm"><text:p text:style-name="P38"><text:span text:style-name="T27"/></text:p><text:p text:style-name="P38">Driver</text:p><text:p text:style-name="P39"><text:span text:style-name="T28"/></text:p><text:p text:style-name="P39"><text:span text:style-name="T28">C or C++ <text:s/></text:span></text:p><draw:enhanced-geometry svg:viewBox="0 0 21600 21600" draw:type="rectangle" draw:enhanced-path="M 0 0 L 21600 0 21600 21600 0 21600 0 0 Z N"/></draw:custom-shape><draw:custom-shape draw:name="Shape1_0" draw:style-name="gr2" draw:text-style-name="P40" svg:width="3.123cm" svg:height="1.562cm" svg:x="7.791cm" svg:y="3.561cm"><text:p text:style-name="P38"><text:span text:style-name="T27"/></text:p><text:p text:style-name="P38">Dot</text:p><text:p text:style-name="P39"><text:span text:style-name="T28"/></text:p><text:p text:style-name="P39"><text:span text:style-name="T28">Asm <text:s/></text:span></text:p><draw:enhanced-geometry svg:viewBox="0 0 21600 21600" draw:type="rectangle" draw:enhanced-path="M 0 0 L 21600 0 21600 21600 0 21600 0 0 Z N"/></draw:custom-shape><draw:custom-shape draw:name="Shape2" draw:style-name="gr3" draw:text-style-name="P42" svg:width="3.149cm" svg:height="1.985cm" svg:x="13.744cm" svg:y="3.508cm"><text:p text:style-name="P41"><text:span text:style-name="T29">Bash</text:span></text:p><draw:enhanced-geometry svg:viewBox="0 0 21600 21600" draw:type="rectangle" draw:enhanced-path="M 0 0 L 21600 0 21600 21600 0 21600 0 0 Z N"/></draw:custom-shape><draw:line draw:name="Shape3" draw:style-name="gr4" draw:text-style-name="P43" svg:x1="9.323cm" svg:y1="2cm" svg:x2="9.402cm" svg:y2="3.561cm"><text:p/></draw:line></draw:g>Software diagram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">One more requirement</text:p>
      <text:p text:style-name="P16"/>
      <text:p text:style-name="P16">In this program the user will input 4 float numbers. <text:s/>Validate the first one of the four numbers. <text:s/>If your program can correctly handle an invalid input for the first number then the grader will assume that you really understand validation of inputted floats. <text:s/>There is no need to validate the other three numbers.</text:p>
      <text:p text:style-name="P16"/>
      <text:p text:style-name="P17">If an invalid first number is encountered then loop back and ask for the user to “Try again”.</text:p>
      <text:p text:style-name="P16"/>
      <text:p text:style-name="P16"/>
      <text:p text:style-name="P16"/>
      <text:p text:style-name="P8">User dialog with the <text:span text:style-name="T11">program</text:span></text:p>
      <text:p text:style-name="P16"/>
      <text:p text:style-name="P29">Welcome to the CS 240-<text:span text:style-name="T24">3</text:span> final exam</text:p>
      <text:p text:style-name="P29">This program is maintained by &lt;your name&gt;</text:p>
      <text:p text:style-name="P16"/>
      <text:p text:style-name="P28">Please enter two floats separated by ws for the first vector: <text:s/>-6.0 <text:s text:c="2"/>5.5</text:p>
      <text:p text:style-name="P28">Thank you. <text:s text:c="2"/>Please enter two floats separated by ws for the second vector: <text:s/>-2.0 <text:s text:c="3"/>4.0</text:p>
      <text:p text:style-name="P28">Thank you.</text:p>
      <text:p text:style-name="P28"/>
      <text:p text:style-name="P28">The dot product is 42.0</text:p>
      <text:p text:style-name="P28">Enjoy your <text:span text:style-name="T15">dot </text:span>product.</text:p>
      <text:p text:style-name="P17"/>
      <text:p text:style-name="P29">The driver receive 42.0 and will keep it.</text:p>
      <text:p text:style-name="P29">A <text:s/>0 will be sent to the OS. <text:s/>Bye</text:p>
      <text:p text:style-name="P17"/>
      <text:p text:style-name="P26">Color <text:span text:style-name="T25">green: </text:span><text:span text:style-name="T26">Driver</text:span></text:p>
      <text:p text:style-name="P27">Color yellow: <text:s/><text:span text:style-name="T26">Dot</text:span></text:p>
      <text:p text:style-name="P36"/>
      <text:p text:style-name="P27"/>
      <text:p text:style-name="P27"/>
      <text:p text:style-name="P27"/>
      <text:p text:style-name="P7">The Chris Sawyer program</text:p>
      <text:p text:style-name="P18"/>
      <text:p text:style-name="P19">Using X96 assembly write this message directed to Chris</text:p>
      <text:p text:style-name="P19"/>
      <text:p text:style-name="P19">Dear Chris,</text:p>
      <text:p text:style-name="P19"/>
      <text:p text:style-name="P19">I am one of your fans.</text:p>
      <text:p text:style-name="P19">How can I make one million British pounds in <text:span text:style-name="T12">three</text:span> year<text:span text:style-name="T12">s</text:span> too?</text:p>
      <text:p text:style-name="P20">What is the best way to learn assembly game programming?</text:p>
      <text:p text:style-name="P19">Sincerely, </text:p>
      <text:p text:style-name="P19"/>
      <text:p text:style-name="P21">&lt;put your name here.&gt;</text:p>
      <text:p text:style-name="P21"/>
      <text:p text:style-name="P21">Have your assembly program output the message to be sent to Chris.</text:p>
      <text:p text:style-name="P21">You may submit the Chris program for 20% credit.</text:p>
      <text:p text:style-name="P21"/>
      <text:p text:style-name="P21"/>
      <text:p text:style-name="P5"/>
      <text:p text:style-name="P33">Conclusion</text:p>
      <text:p text:style-name="P21"/>
      <text:p text:style-name="P21">Place the 4 identification comments in the comment area of all your source files:</text:p>
      <text:p text:style-name="P21"/>
      <text:p text:style-name="P21">The 4 identifications are:</text:p>
      <text:p text:style-name="P21"><text:tab/>Your name</text:p>
      <text:p text:style-name="P21"><text:tab/>Your preferred email</text:p>
      <text:p text:style-name="P21"><text:tab/>The class number: <text:s/>CPSC240-3</text:p>
      <text:p text:style-name="P21"><text:tab/>Today’s date: <text:s/>May 13, 2024</text:p>
      <text:p text:style-name="P21"/>
      <text:p text:style-name="P21">Professional comments about your program are welcomed but not mandatory.</text:p>
      <text:p text:style-name="P21"/>
      <text:p text:style-name="P21">It is recommend that you test your own program the way I will test it, that is, by entering dot+slash+name of bash file. <text:s/><text:span text:style-name="T13">When a submitted program shows errors in the bash file, it indicated that the owner never once tested his or her own bash file. <text:s/>Don’t let it happen to you.</text:span></text:p>
      <text:p text:style-name="P21"/>
      <text:p text:style-name="P22">To submit your completed final program attach the individual files to a blank email addressed to the usual place: <text:s/>holliday@fullerton.edu <text:s text:c="3"/>. <text:s text:c="3"/>During this test do all the work on your computer. <text:s/>Do not even think about Google drive or MS onedrive. <text:s/>Stay away from any cloud as far as you can. <text:s/>If a link is submitted for this you will receive no notification.</text:p>
      <text:p text:style-name="P22"/>
      <text:p text:style-name="P22">Good-bye. <text:s/>It has been a good semester (for those who worked hard). <text:s/><text:span text:style-name="T14">I had many wonderful conversations (electronically) with many of you. <text:s/>It was great to meet and know many of you in that manner. <text:s/>But it is time to move on. <text:s/>Good luck when you enroll in the Operating Systems class. <text:s/>I think you are well prepared for it.</text:span></text:p>
      <text:p text:style-name="P22"/>
      <text:p text:style-name="P23">I am not going away. <text:s/>Next semester if you see me in the CS building I welcome you to stop and tell me who you are. <text:s/>I will be very please to congratulate you in person for having survived assembly programming.</text:p>
      <text:p text:style-name="P23"/>
      <text:p text:style-name="P23"/>
      <text:p text:style-name="P23"/>
      <text:p text:style-name="P23"/>
      <text:p text:style-name="P23"/>
      <text:p text:style-name="P23"/>
      <text:p text:style-name="P6"/>
      <text:p text:style-name="P34">For those who envision writing code for games:</text:p>
      <text:p text:style-name="P23"/>
      <text:p text:style-name="P30"><text:span text:style-name="T17">RCT2 still lives on. <text:s text:c="2"/>A few years ago a group of game fans re-wrote all the code in Chris’ game to modern software engineering standards. <text:s/>Search online for “Open RCT2”. <text:s/>They had to back engineer lots and lots of assembly. <text:s/>The new version has the word “Open” as a prefix. <text:s/>Hence, its name is Open RCT2. <text:s text:c="2"/></text:span><text:span text:style-name="T19">http://openrct2.org </text:span><text:span text:style-name="T17"><text:s text:c="2"/>The game is a free download. <text:s/></text:span><text:span text:style-name="T18">The open version is written mostly in C</text:span><text:span text:style-name="T17">. <text:s/></text:span><text:span text:style-name="T18">I don;t know if it retains any of the original x86 code.</text:span><text:span text:style-name="T17"> <text:s/>Chris and Atari had nothing to do with the new Open version, but it plays well. <text:s/>The assets for the game have to be downloaded from Internet Archive. <text:s/></text:span><text:span text:style-name="T18">I have no further information about the game at this time.</text:span></text:p>
      <text:p text:style-name="P24"/>
      <text:p text:style-name="P31"><text:span text:style-name="T18">D</text:span><text:span text:style-name="T16">on’t overlook the game companies when you apply for jobs. <text:s/>The </text:span><text:span text:style-name="T19">salary</text:span><text:span text:style-name="T16"> received from a game company is just as good as </text:span><text:span text:style-name="T19">salary</text:span><text:span text:style-name="T16"> from other software compan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6" meta:paragraph-count="69" meta:word-count="1035" meta:character-count="5729" meta:non-whitespace-character-count="4676"/>
  </office:meta>
</office:document-meta>
</file>